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1fba" officeooo:paragraph-rsid="001b1fba"/>
    </style:style>
    <style:style style:name="P2" style:family="paragraph" style:parent-style-name="Standard">
      <style:text-properties fo:color="#000000" fo:font-size="13pt" officeooo:rsid="002fb06e" officeooo:paragraph-rsid="001b1fba" style:font-size-asian="13pt" style:font-size-complex="13pt"/>
    </style:style>
    <style:style style:name="P3" style:family="paragraph" style:parent-style-name="Standard">
      <style:text-properties fo:color="#000000" fo:font-size="13pt" officeooo:rsid="002a709f" officeooo:paragraph-rsid="001cb3e8" style:font-size-asian="13pt" style:font-size-complex="13pt"/>
    </style:style>
    <style:style style:name="P4" style:family="paragraph" style:parent-style-name="Preformatted_20_Text">
      <style:text-properties fo:color="#000000" fo:font-size="13pt" officeooo:rsid="0030744a" officeooo:paragraph-rsid="001b1fba" style:font-size-asian="13pt" style:font-size-complex="13pt"/>
    </style:style>
    <style:style style:name="P5" style:family="paragraph" style:parent-style-name="Preformatted_20_Text">
      <style:text-properties fo:color="#000000" fo:font-size="13pt" officeooo:rsid="002fb06e" officeooo:paragraph-rsid="001b1fba" style:font-size-asian="13pt" style:font-size-complex="13pt"/>
    </style:style>
    <style:style style:name="T1" style:family="text">
      <style:text-properties officeooo:rsid="002fb06e"/>
    </style:style>
    <style:style style:name="T2" style:family="text">
      <style:text-properties officeooo:rsid="001cb3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612_2034759807"/><text:bookmark-start text:name="__DdeLink__623_2034759807"/>&gt;1,1</text:p>
      <text:p text:style-name="Standard">TTTTCACCATGCTGTCTTATGCCGATTTGCACCAACAATGAGATACATTGAAAAGAAATTAAATGAGGCTTTACCCAAGAATTTTTACATACACTCCTGTAAAAACATTGATGATCTTAATGAGTGGGTTGTAAAACAGAAATTTGATGGTGTTTGCACAGAATCGGATTATGAGGCTTTCGATGCAAGTCAAGATGCCATTGTTTTGAGCTTTGAAATTGCCTTAATGAAATATTTGGAGATTAATGAAAGTGTAGTGAATGACTACATTTACATTAAAACTCATCTGGGTTCAAAACTTGGAAGTTTT</text:p>
      <text:p text:style-name="Standard">&gt;1,2</text:p>
      <text:p text:style-name="Standard">TTTTCACCATGCTGTCTTATGCCGATTTGCACCAACAATGAGGTACATTGAAAAGAAATTAAATGAAGCTTTACCCAAGAATTTTTACATACACTCCTGTAAAAATATTGATGATCTTAATGAGTGGGTTGTAAAACAGAAATTTGATGGTGTTTGCACAGAATCGGATTATGAGGCTTTCGATGCAAGTCAAGATGCTATTGTTTTGAGCTTTGAACTTGCCTTAATGAGATATTTGGAGATTAATGAAAGTGTAGTGAATGACTACATTTACATTAAAACTCATTTGGGTTCAAAACTTGGAAGTTTT</text:p>
      <text:p text:style-name="Standard">&gt;2,2</text:p>
      <text:p text:style-name="Standard">TTTTCATCATACTGTTCTGTGTAGGTTTGCACCAACAATGAGGTACATTGAAAAGAAACTGAATGAAGCTCTACCCAAAAATTTTTACATACATTCATGCAAAAATATTGATGATCTCAATGAATGGGTTATGAAGCAGGGGTTTGATGGTGTTTGCACAGAGTCTGATTATGAGGCTTTTGATGCCAGTCAAGATGCTATTGTTTTGAGTTTTGAATTGGCTTTGATGAGGTATTTAGAAATTGATGAAGGTGTGGTAAATGACTACATCTATATTAAAACCCATTTGGGCTCAAAACTTGGAAGTTTC</text:p>
      <text:p text:style-name="Standard">&gt;2,3</text:p>
      <text:p text:style-name="Standard">TTTTCATCATGCTGTTCTGTGTAGGTTTGCACCAACAATGAGGTACATTGAAAAGAAGCTGAATGAAGCTCTACCCAAAAATTTTTACATACATTCATGCAAAAACATTGATGATCTCAATGAATGGGTTATGAAGCAGGGGTTTGATGGTGTTTGCACAGAGTCTGATTATGAGGCTTTTGATGCCAGTCAAGATGCTATCGTTTTGAGTTTCGAATTGGCTTTAATGAGGTATTTAGAAATTGATGAAGGTGTGGTAAATGACTACATTTATATTAAAACTCATTTGGGCTCAAAACTCGGAAGTTTC</text:p>
      <text:p text:style-name="Standard">&gt;5,9</text:p>
      <text:p text:style-name="Standard">TTTTCATCATGCTGTTCTATGTAGATTTGCACCAACCATGAGGTATATTGAGAAAAATTGAATGAGGCCTTACCCAAAAATTTCTATATACACTCCTGCAAAAATATTGATGACCTTAATGAGTGGGTGATGAAGCAAAAATTTGATGGTGTTTGCATAGAATCTGATTATGAAGCTTTTGACGCTAGTCAAGACGCCATAGTTTTGAGCTTTGAGTTGGCCTTAATGAAATATCTGGAGATCAATGAAAATGTGGTGAACGGTTATATTTACATCAAGACTCACTTGGGTTCGAAACTTGGAAGTTTT</text:p>
      <text:p text:style-name="Standard">&gt;6,3</text:p>
      <text:p text:style-name="Standard">TTTTCATCATGCTATTCTATGTAGATTTGCACCAACCATGAGGTATATAGAGAAAAGATTGAATGAGGCCTTACCTAAAAATTTCTATATACACTCTTGCAGAAATATTGATGACCTTAATGAGTGGGTGATGAAGCAAAAATTTGATGGTGTTTGCACAGAGTCTGATTATGAAGCTTTTGATGCTAGTCAAGACGCCATAGTTTTGAGCTTTGAGTTGGCCTTAATGAGATATTTGGAGATCAATGAAAATGTGGTGAACGATTATATCTACATCAAAACTCACTTGGGTTCAAAACTTGGAAGTTTT</text:p>
      <text:p text:style-name="Standard">&gt;6,5</text:p>
      <text:p text:style-name="Standard">TTTTCATCATGCTGTTCTATGTAGATTTGCACCAACCATGAGGTACATCGAGAAAAAATTGAATGAGGCCTTACCTAAAAATTTCTATATACACTCTTGCAAAAATATTGATGACCTCAGTGAGTGGGTGATGAAGCAAAAATTTGATGGTGTTTGCACAGAATCTGATTATGAAGCTTTTGATGCTAGTCAAGACGCCATAGTTTTAAGCTTTGAGTTGGCCTTAATGAAATATCTGGAGATCAATGAAAATGTGGTGAATGATTATATCTACATCAAAACTCACTTGGGTTCAAAACTTGGAAGTTTT</text:p>
      <text:p text:style-name="Standard">&gt;6,6</text:p>
      <text:p text:style-name="Standard">TTTTCATCATGCTGTTCTATGTAGATTTGCACCAACCATGAGGTACATCGAGAAAAAATTGAATGAGGCCTTACCTAAAAATTTCTATATACACTCTTGCAAAAATATTGATGACCTTAATGAGTGGGTGATGAAGCAAAAATTTGATGGTGTTTGCACAGAATCTGATTATGAAGCTTTTGATGCTAGTCAAGACGCCATAGTTTTGAGCTTTGAGTTGGCCTTAATGAAATATTTGGAGATCAATGAAAATGTGGTGAACGATTACATCTACATCAAAACTCACTTGGGTTCAAAACTTGGAAGTTTT</text:p>
      <text:p text:style-name="Standard"/>
      <text:p text:style-name="Standard"><text:soft-page-break/>&gt;7,9</text:p>
      <text:p text:style-name="Standard">TTTTCATCATGCTGTTTTGTGTAGATTTGCACCAACAATGAGGTACATTGAAAAGAAATTGAATGAAGCTCTACCCAGAAATTTTTACATACACTCATGCAAAAACATTGATGATCTCAATGAATGGGTTATAAAGCAGGGGTTTGATGGTGTTTGCACAGAGTCTGATTATGAGGCTTTCGACGCTAGTCAAGATGCTATTGTTTTGAGTTTTGAATTGGCTTTGATGAGGTATTTAGAAATCGATGGAGGTGTAGTGAATGACTACATTTATATTAAAACTCATTTGGGCTCAAAGCTTGGAAGTTTT</text:p>
      <text:p text:style-name="Standard">&gt;8,8</text:p>
      <text:p text:style-name="Standard">TTTTCACCACGCTGTCCTATGTAGATTTGCCCCAACAATGCGGTACATAGAGAAAAAAACTAAATGAAGTACTTCCAAAAAATTATTACATACACTCAGGAAAAAATATTGATGATTTGAATAATTGGGTGCTTAAGCAGGGTTTTACTGGTGAATGTACTGAGTCTGACTATGAGGCTTTTGATGCAAGCCAGGATTCGATGGTTCTAAGTTTTGAAGTGGCTGTAATGGAGTATTTGGAAGTTAATGAGAGGGTTATTGATGACTACATTTATCTTAAAACTCATCTTGGTTCAAAACTTGGTTCATTT</text:p>
      <text:p text:style-name="Standard">&gt;11,1</text:p>
      <text:p text:style-name="Standard">TTTCCATCATGCTGTTCTGTGTAGGTTTGCACCTACAATGAGATACATTGAAAAGAAACTAAATGAAGCTTTTGATGCCAGTCAAGATGCTATTGTTTTGAGTTTTGAGTTAGCTTTAATGAGATATTTAGAGATTAATGAGAGCGTAATAAATGATTATATATACATTAAAACTCATTTGGGCTCAAAACTCGGAAGCTTT</text:p>
      <text:p text:style-name="Standard">&gt;11,6</text:p>
      <text:p text:style-name="Standard">TTTCCATCATGCTGTTCTATGTAGGTTTGCACCAACGATGAGATACATTGAAAAGAAATTAAATGAAGCCTTACCTAAAAATTTCTACATACACTCGTGCAGAAACTTTGATGATCTCAATGAGTGGGCCCTGAAACAAGGATTTGACGGTGTCTGCACAGAATCTGATTATGAAGCTTTTGATGCCAGTCAGGATGCCATTGTTTTGAGTTTTGAGTTAGCTTTAATGAGATATTTAGAGATTAATGAGAGTGTGGTAAATGACTATATATACATTAAAACTCATTTGGGCTCAAAACTTGGAGGTTTT</text:p>
      <text:p text:style-name="Standard">&gt;11,10</text:p>
      <text:p text:style-name="Standard">TTTTCATCATGCTGTTCTGTGTAGGTTTGCGCCAACAATGCGATACATTGAAAAGAAACTGAATGAAGCCTTGCCTAAAAATTTTTACATACACTCGTGTAAAAACTTTGATGATCTCAATGAGTGGGTCTTAAAACAAGGATTTGATGGTGTTTGCACAGAATCTGATTATGAAGCTTTTGATGCGAGTCAAGATGCTATTGTTTTGAGTTTTGAATTAGCCTTAATGAGATATTTAGAGATTGATGAGGGTGTGGTAAATGACTATATATACATCAAAACTCATCTGGGCTCAAAACTCGGAAGTTTT</text:p>
      <text:p text:style-name="Standard">&gt;12,4</text:p>
      <text:p text:style-name="Standard">TTTTCATCACGCTGTTTTATGTAGGTTTGCGCCAACAATGAGGTACATTGAAAAAAAACTCAATGAAGCTTTACCCAAAAATTTTTACATACACTCATGCAAAAACATCGATGATCTCAATGAGTGGGTTATAAAACAAGGATTTGATGGTGTCTGCACAGAATCCGATTATGAGGCCTTTGATGCCAGTCAAGATGCTATCGTTCTGAGTTTTGAGTTGGCCTTAATGAGGTATTTAGAAATTAATGAAAGTGTGGTAAATGATTACATTTACGTTAAAACTCATTTGGGCTCAAAACTTGGAAGTTTC</text:p>
      <text:p text:style-name="Standard">&gt;12,9</text:p>
      <text:p text:style-name="Standard">TTTTCACCATGCAGTCTTATGTAGATTCGCACCAGCAATGAGATATATTGAAAAAAAACTAAATGAGGCTCTACCCAAGAACTTTTATATACACTCCTGCAAGAACATTGACGATCTTAATGAGTGGGTTATGAAGCAAAAGTTTGAAGGGGTTTGCACAGAATCTGACTATGAAGCTTTTGATGCAAGTCAAGATGCTATAGTCCTGAGTTTTGAGTTAGCCTTAATGAGATATCTGGAAATTAATGAGAATGTGATAAATGACTACGTCTATATTAAAACGCATTTAGGCTCAAAGCTCGGAAGTTTT</text:p>
      <text:p text:style-name="Standard">&gt;13,1</text:p>
      <text:p text:style-name="Standard">CTTTCATCATGCCGTTTTGTGTCGGTTTGCGCCAACAATGAGGTACATTGAGAAGAAACTAAACGAAGCCTTACCTAAGAATTTCTACATACACTCATGCAAAAACATCGATGATCTCAATGAGTGGGTTACAAAACAGGGATTTGATGGTGTCTGCACGGAATCTGATTATGAAGCTTTTGATGCCAGTCAAGGTGCCATTGTTTTGAGTTTCGAATTGGCTTTAATGAGATATTTAGAAATTAATGGGAGTGTGGTGAATGATTACATCTACATCAAAACTCATTTGGGCTCAAAACTTGGGAGTTTC</text:p>
      <text:p text:style-name="Standard">&gt;13,2</text:p>
      <text:p text:style-name="Standard"><text:soft-page-break/>CTTTCATCATGCCGTTTTGTGTCGGTTTGCGCCAACAATGAGGTACATTGAGAAGAAACTAAACGAAGCCTTACCTAAGAATTTCTACATACACTCATGCAAAAACATCGATGATCTCAATGAGTGGGTTACAAAACAGGGATTTGATGGTGTCTGCACGGAATCTGATTATGAAGCTTTTGATGCCAGTCAAGATGCCATTGTTTTGAGTTTCGAATTGGCTTTAATGAGATATTTAGAAATTAATGAGAGTGTGGTGAATGATTACATCTACATCAAAACTCATTTGGGCTCAAAACTTGGGAGTTTC</text:p>
      <text:p text:style-name="Standard">&gt;14,2</text:p>
      <text:p text:style-name="Standard">TTTTCATCATGCTGTTTTGTGCAGATTTGCACCAACAATGAGGTACATTGAGAAGAAGTTAAATGAAGCTCTACCCAAAAATTTCTATATACATTCATGCAAGAACATTGACGATCTCAATGAATGGGTTATAAATCAGAAATTTGATGGTGTCTGCACAGAATCTGATTATGAAGCCTTTGATGCAAGTCAAGATGCCATTGTTTTGAGTTTTGAATTGGCTTTAATGAGATATTTAGAAATTAATGAAAGTGTGGTGAATGATTACATTTATATCAAAACACATCTGGGCTCAAAACTTGGGAACTTC</text:p>
      <text:p text:style-name="Standard">&gt;14,4</text:p>
      <text:p text:style-name="Standard">TTTTCATCATGCTGTTTTGTGCAGATTTGCACCAACAATGAGGTACATTGAGAAGAAGTTAAATGAAGCTCTACCCAAAAATTTCTATATACATTCATGCAAGAACATTGACGATCTCAATGAATGGGTTATAAATCAGAAATTTGATGGTGTTTGCACAGAATCTGATTATGAAGCTTTTGATGCAAGTCAAGATGCCATTGTTTTGAGTTTTGGATTGGCTTTAATGAGATATTTAGAAATTAATGAAAGTGTGGTGAATGATTACATTTATATCAAAACACATCTGGGCTCAAAACTTGGGAGCTTT</text:p>
      <text:p text:style-name="P1">&gt;14,6</text:p>
      <text:p text:style-name="P1">CTTTCATCATGCTGTTTTATGCAGATTTGCACCAACAATGAGGTACATTGAGAAGAAGCTAAATGAAGCTCTACCTAAAAATTTCTACATACATTCGTGTAAGAACATTGATGATCTTAATGAATGGGTTATAAATCAGAAATTTGATGGTGTCTGCACAGAATCTGATTATGAAGCCTTTGATGCCAGTCAGGATGCTATCGTTTTGAGTTTTGAATTGGCTTTAATGAGATATTTGGAAATTAATGAAAGTGTGGTGAACGATTACATTTATATCAAAACTCATTTGGGTTCGAAACTTGGAAGCTTC</text:p>
      <text:p text:style-name="P1">&gt;15,8</text:p>
      <text:p text:style-name="P1">TTTTCATCATGCTGTTTTGTGCAGGTTTGCGCCAACAATGAGGTACATTGAAAAGAAGCTAAATGAAGCCTCGCCCAAAAATTTCTACATACATTCATGCAAGAACATTGATGATCTCAATGAATGGGTTATAAATCAGAAATTTGATGGTGTCTGCACAGAATCTGATTATGAAGCCTTTGATGCGAGTCAGGATGCCATTGTTTTGAGTTTTGAATTGGCTTTAATGAGATATTTGGAAATTAATGAAAGTGTGGCGAACGATTACATTTATATCAAAACTCATTTGGGTTCGAAACTTGGGAGCTTC</text:p>
      <text:p text:style-name="P1">&gt;16,1</text:p>
      <text:p text:style-name="P1">CTTTCATCATGCCGTTTTGTGTCGGTTTGCGCCAACAATGAGGTACATTGAGAAGAAACTAAACGAAGCTTTACCTAAGAATTTCTACATACACTCATGCAAAAACATCGATGATCTCAATGAGTGGGTTACAAAACAGGGATTTGATGGTGTCTGCACGGAATCTGATTATGAAGCTTTTGATGCCAGTCAAGATGCCATTGTTTTGAGTTTCGAATTGGCTTTAATGAGATATTTAGAAATTAATGAGAGTGTGGTGAATGATTACATCTACATCAAAACTCATTTGGGCTCAAAACTTGGGAGTTTC</text:p>
      <text:p text:style-name="P1">&gt;16,4</text:p>
      <text:p text:style-name="P1">CTTTCATCATGCCGTTTTGTGTCGGTTTGCGCCAACAATGAGGTACATTGAGAAGAAACTAGACGAAGCCTTACCTAAGAATTTCTACATACACTCATGCAAAAACATCGATGATCTCAATGAGTGGGTTACAAAACAGGGATTTGATGGTGTCTGCACGGAATCTGATTATGAAGCTTTTGATGCCAGTCAAGATGCCATTGTTTTGAGTTTCGAATTGGCTTTAATGAGATATTTAGAAATTAATGAGAGTGTGGTGAATGATTACATCTACATCAAAACTCATTTGGGCTCAAAACTTGGGAGTTTC</text:p>
      <text:p text:style-name="P1">&gt;16,7</text:p>
      <text:p text:style-name="P1">CTTTCATCATGCCGTTTTGTGTCGGTTTGCGCCAACAATGAGGTACATTGAGAAGAAACTAAACGAAGCCTTACCTAAGAATTTCTACATACACTCATGCAAAAACATCGATGATCTCAATGAGTGGGTTACAAAACAGGGATTTGATGGTGTCTGCACGGAATCTGATTATGAAGCTTTTGATGCCAGTCAAGATGCCATTGTTTTGAGTTTCGAATTGGCTTTAATGAGATATTTAGAAATTAATGAGAGTGTGGTGAATGATTACATCTACATCAAAACTCATTTGGGCTCAAAACTTGGGAGTTTC</text:p>
      <text:p text:style-name="P1"/>
      <text:p text:style-name="P1"/>
      <text:p text:style-name="P3"><text:soft-page-break/>&gt;Capillovirus Apple stem grooving virus, complete genome</text:p>
      <text:p text:style-name="P3">GCTAAAGCTGGCCAAACTTTGGCCTGTTTCCAACATATAGTCCTATTTAGATTTGGACCCATGTTGAGAGCAATTGAAAGTGCCTTTTTGAGAAGCTGTGGAGACTCATACTACATACACTCCGGGAAAAACTTCTTCTGCCTGGATAGCTTTGTGACAAAGAATGCAAGTGTCTTTGATGGATTTTCAATTGAGTCAGACTACACGGCCTTTGACTCATCTCAGGACCACGTCATATTGGCCTTTGAAATGGCACTGTTACAATACCTGGGCGTGTCAAAGGAGTTTCAGCTAGATTACCTTAGACTGAAATTAACTCTCGGATGCCGTCTCGGATCACTAGCAATAATGAGGTTCACAGGAGA</text:p>
      <text:p text:style-name="P3">&gt;Carlavirus Potato virus M, complete genome</text:p>
      <text:p text:style-name="P3">GCTAAAGCAGCGCAGAGCATCGTGTGTTTTCAACATGCGGTCTTGTGTCGTTTTGCGCCCTACATGCGATACATTGAGATGAAAGTGCACGAGGTGCTGCCGAAGAATTACTACATCCACTCAGGAAAGGGTTTGGAGGAGCTGGATGCGTGGGTCAAGAAAGGGAAGTTTGACCGGATTTGCACGGAGTCTGATTATGAGGCATTCGATGCGTCACAAGATGAATTTATCATGGCTTTCGAGCTGGAATTGATGAAGTACTTAAGGTTACCAAGTGATCTAATCGAGGATTACAAGTTCATCAAGACTAGCCTAGGATCTAAATTGGGCAATTTTGCTATAATGCGCTTCTCCGGGGA</text:p>
      <text:p text:style-name="P3">&gt;Chordovirus Carrot betaflexivirus 1 isolate CBV-1_S20 ORF1, ORF2, and ORF3 genes, complete cds</text:p>
      <text:p text:style-name="P3">GCCAAGGCAGGGCAAACCATAGCCTGTTTCGCGCATGGTGTTCTGTTCAAATTCTCTGCTTGGTGCAGGTATGCTGAGCTCAAAATAAATGAAGTCATGCCAGAGGCTTTCTATGTGCATAGCAAGAAAAATTTTGATGAGCTGGAGAGATGGGTCAAAGGCAACTTCATTGGTCCAATCTGTGTCGAGAGTGATTATGAGGCCTTTGATGCATCTCAGGACTCAACAATATTGGCTTTTGAATGCCTAATTTTGAAAGATGTAGGTTGGCCACATGATCTTATTGAGGATTACAAAACTCTGAAGTTAGAGCTGGGATGTAAGCTTGGTATGCTGGCCATAATGCGATTCACTGGGGA</text:p>
      <text:p text:style-name="P3">&gt;Citrivirus Citrus leaf blotch virus, complete genome</text:p>
      <text:p text:style-name="P3">GCTAAAGCGGGTCAAACTCTTGCCTGTTTTCAGCACCTGATTTTGGTACAGTTCGCTCCATGGTGTAGATACCTAGAAACCCAGATCAGAAATCAGTTGCCTGAAGAAATTTACATTCACTCAAATAAAAATTTTGATGATTTGAATGCATGGGTCAAAAAATTTTTCCAGAGGGATATCTGTGTTGAGTCTGATTATGAAGCATTTGATGCAAGCCAGGATGAATACATATTATCCTTCGAGATTCATCTGATGAAAGATGCGCATTTTCCGCAGAAAATCATTGATGCATACATAGACCTTAAATGCAAATTGGGATGCAAATTGGGCCATTTTTCAATAATGAGATTTACAGGGGA</text:p>
      <text:p text:style-name="P3">&gt;Divavirus Diuris virus A isolate SW3.3, complete genome</text:p>
      <text:p text:style-name="P3">GCCAAAGCTGGACAAACTTTGGCATGTTTCAGTCATATTATACTAAATAGATTTGCTGCCCCAACAAGATATGTTGAAAAGAAAATAAGTGAAGGTCTTGGAAAGAACTTCTACATACATCAAAAGAAGAATTTTGATGTGTTAAATGATTGGGTAGTAGCAAATAATTTTGATTCTTATTGCTTAGAAAGTGATTATGAAGCTTTTGATTCATCCCAAGATTGCTTGATATTGGCTTTTGAATATGAATTGCTCAAGTATCTTGGTTGGGATCAAAGTTTACTTGATGATTACTTAGACCTCAAGTTTAATTTGGGGTGCAGATTGGGGAATCTGGCTGTAATGAGGTTTACTGGCGA</text:p>
      <text:p text:style-name="P3">&gt;Foveavirus Apple stem pitting virus genes for RNA-dependent RNA polymerase, triple gene block ORFs and coat protein, complete cds</text:p>
      <text:p text:style-name="P3">GCCAAAGCTGGACAGACTCTTGCTTGCTTTCAACATTCAGTTCTTTGCAGATTTGCACCCTACATGAGATACATTGAATCCAAGGTTACAGAGGTGCTTCCAAAAAATCTATAC<text:soft-page-break/>ATTCATTCTGGAAAGAATATTGATGACCTAGCAGCTTGGGTGACTACAAGTAAATTCAATGGTGTGTGCACCGAGTCTGATTATGAGGCATTTGATGCCTCGCAAGATCATTTTATCCTGGCTTTTGAGCTTGAAGTCATGAAATTCTTGGGTTTGCCTTCCGACCTCATTGCGGATTACACCTTCATCAAAACCCATTTGGGATCCAAACTAGGAAGTTTTGCCATTATGCGCTTCACAGGTGA</text:p>
      <text:p text:style-name="P3">&gt;Prunevirus Apricot vein clearing associated virus complete genome, isolate VC</text:p>
      <text:p text:style-name="P3">GCGAAAGCCGGTCAAACTTTGGCTTGTTTTCAACACATGATCCTTGTGACATTTGCACCGTACTGCAGGTACATGGAGAAGCAATTAAGAGCTCAGCTGCCTGGTGAAATATATATACACTCGAACAAAAACTTCAATGATTTGAATGAATGGGTCAAAAAGCACGCTGGTGATGATCTGTGTGTTGAGTCTGATTACGAAGCATTTGATGCCTCACAAGACCAATACATTTTATCATTTGAGCTCTTTATGATGAGACATATGCATATACCAGAACAAATCATCCAGGCTTACATTGATCTCAAGGTCAACCTGGGTTGCAAGTTGGGACATTTTGCCATCATGAGGTTCACGGGTGA</text:p>
      <text:p text:style-name="P3">&gt;Robigovirus Cherry rusty mottle associated virus isolate 95CI192R3, complete genome</text:p>
      <text:p text:style-name="P3">GCAAAAGCTGGTCAAACTTTAGCTTGCTTCCATCATGATGTGCTCTGTCGCCTTGCTCCGTACATTCGGTACATTGAGAAGAAAGTGTTCAAGGCTCTGCCTAGCAACCTTTATATCCACTCTGCACGCAATTTTGATGACCTTAGGGATTGGGTTATAAAGAATAACTTCACTGGGGTTTGTACTGAGTCTGATTATGAGGCTTTTGATTCTTCTCAAGATGTAAACATTTTGGCATTTGAGGTAAGCCTGATGGAGTATTTGAGACTGCCCAGGGATTTGATTGAAGATTACAAGTACTTGAAATTCCACACTCACTCAAAGCTTGGCCAATTTGCTGTTATGAGATTCACCGGAGA</text:p>
      <text:p text:style-name="P3">&gt;Tepovirus Potato virus T, complete genome</text:p>
      <text:p text:style-name="P3">GCAAAGGCTGGTCAAACACTGGCTTGTTTTTCGCACAAGTTATTGACAAGATTTGGGCCTGCATTTAGAGAGTTTGAAAAGAAGTTCACAGCAAATTTGCCGCCATCATGGTATATTCACACAATGAAGAATTTCGATCAACTGAACAACTGGGTCATTAACTACGTTGATCAAGAAGAGGGCACTGAATCTGATTATGAAGCTTTCGATAGATCACAGGATGCAATCATTCTAGGTCTTGAAATAGAATGTCTGAAATTGTTTGGATGGGATCAAGACCTGATCGATGATTACAGAAAGCTGAAACTTCGGATGGGATGTAGATGGGGGGCAATTGCAATTATGAGATTCACAGGTGA</text:p>
      <text:p text:style-name="P3">&gt;Trichovirus Apple chlorotic leaf spot virus, complete genome</text:p>
      <text:p text:style-name="P3">GCTAAGGCAGGCCAGACTTTGGCTTGTTTTCCACACAAAATTCTCGTGGAATTTAGCCCATGGTGTCGATACACAGAAAAGGTGCTCACTGCAAACTTACCGGATAATTACTACATTCATCAAAGGAAAAATTTCAGTGAATTGGAGGATTTTGCCAGAAGATTTTCAAATGGTTCAATATGTGTGGAATCAGATTATACAGCTTTTGACGTTTCACAAGATCACACCATTTTAGCATTTGAGGTGGAATTGCTCAGACATTTTGGTTGGGACGACAGAGTCCTTCAGAGTTACATTAAGATGAAGTGTACTTTGGGTTGCAGACTTGGAGGTTTTGCTATAATGAGGTTCACTGGGGA</text:p>
      <text:p text:style-name="P3">&gt;Vitivirus Grapevine virus A, complete genome</text:p>
      <text:p text:style-name="P3">GCTAAGGCGGGACAAACCATCGCCTGTTTCGCTCATTCGGTGCTGTGTAGATTCGGGCCCATTCTGCGTCAAACTGAGAAAGCGCTACGGGAGCTCCTGCCCGAGAAGCTCATGATATACTCTCAGAAAAAGTACATGGACTTGGATAAATGGGCTAAGACGTGGGTAGAGAGCATGATGGGGACGGACTCCGACTACGAGGCATTCGACAGATCACAAGACGAGAAAGTGCTGGACTTGGAGGTGGAGGTCTTGCGCTTCTTTCTATGGCCCGAAGATTTAATCAGGGAGTACGAGGAGCTTAAGCTGATGATGGGATGTGCATTAGGCGACCTGGCGGTGATGAGGTTCTCCGGGGA</text:p>
      <text:p text:style-name="P3"><text:bookmark-start text:name="__DdeLink__1571_3254812529"/><text:bookmark-start text:name="__DdeLink__1583_3254812529"/><text:soft-page-break/><text:span text:style-name="T1">&gt;Contigu1,1</text:span></text:p>
      <text:p text:style-name="P5">GCCAAGGCAGGCCAAACTCT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<text:bookmark-end text:name="__DdeLink__1571_3254812529"/><text:bookmark-end text:name="__DdeLink__1583_3254812529"/></text:p>
      <text:p text:style-name="P2"><text:bookmark-start text:name="__DdeLink__1569_3254812529"/><text:bookmark-start text:name="__DdeLink__1590_3254812529"/>&gt;Contigu<text:span text:style-name="T2">1,</text:span>2</text:p>
      <text:p text:style-name="P5">GCCAAGGCAGGCCAAACTCT<text:bookmark-start text:name="__DdeLink__1547_3254812529"/><text:bookmark-start text:name="__DdeLink__2_3254812529"/>TGCCTGTTTTCACCATGCCGTCTTATGCAGGTTTGCACCAGCAATGAGATACATTGAAAAAAAACTAAATGAAGCCTTGCCCAAAAACTTCTACATACATTCGTGCAAAAATATTGATGATCTTAATGAATGGGTTATAAAGCAGAAGTTTGATGGCATTTGCACAGAATCTGACTATGAAGCCTTTGATGCTAGCCAGGATGCAATAGTTTTGAGCTTTGAATTGGCTTTAATGAGATATCTTGAAATTCATGAAAGTGTCATTGATGATTACATTTACATTAAAACCCATTTGGGTTCAAAACTTGGAAGTTTCGCTATCA<text:bookmark-end text:name="__DdeLink__1547_3254812529"/><text:bookmark-end text:name="__DdeLink__2_3254812529"/><text:bookmark-end text:name="__DdeLink__1569_3254812529"/><text:bookmark-end text:name="__DdeLink__1590_3254812529"/></text:p>
      <text:p text:style-name="P4"><text:bookmark-start text:name="__DdeLink__1563_3254812529"/><text:bookmark-start text:name="__DdeLink__1592_3254812529"/>&lt;Cintigu<text:span text:style-name="T2">2,1</text:span></text:p>
      <text:p text:style-name="P4">GCAAAAGCTGGTCAAACGTTGGCATGTTTCTCACACATAGTGTTGTGTAGATTTGCACCATTCGTAAGATACATGGAAAAAATCATAAATGAAAGAATGCCGAAAAACTTCTACATTCACAATGGAAAAAATTTTGAAGAGCTCAATGACTACGTTAAGGAACATACTTTTGAAGGTAGATGCATTGAATCTGATTATGAAGCTTTTGACGCTTCACAAGATAGTCAAATTTTGGCATTTGAAGTGGCGATCATG<text:bookmark-end text:name="__DdeLink__612_2034759807"/><text:bookmark-end text:name="__DdeLink__1592_3254812529"/><text:bookmark-end text:name="__DdeLink__1563_3254812529"/></text:p>
      <text:p text:style-name="P4">&gt;BanMMV Banana mild mosaic virus, complete genome</text:p>
      <text:p text:style-name="P4">TTTCTCCCACATTGTGCTTTGCAGATTTGCCCCATATGTGAGATACATGGAGAAGATAGTGAACGAAAATTTGCCAAAAAATTTTTACATTCACAATGGGAAAAATTTTGATGATCTGAATGATTATGTGAAAAAAAATAACTTTAGTGGCAGGTGCATAGAGTCTGATTATGAAGCATTTGATGCATCTCAAGACAGCCAAATATTAGCATTTGAGGTGGCAATAATGAGAAGAATGAATATGCCTCAGGAATTCATAGATGATTATGTTTGGCTAAAGTGCAACTTGCGAAGTAAGTTGGGTAATATG</text:p>
      <text:p text:style-name="P4">&gt;BVX Banana virus X RNA-dependent RNA polymerase gene, partial </text:p>
      <text:p text:style-name="P4">TTTCTCTCACATAGTGTTGTGCAGGTTTGCACCATGGATCCGATATATAGAGAAAAAGGTCAATGAAGTGCTTCCTAAAAATTACTATATTCACAATGGAAAAAATTTTGATGAACTTAACGATTGGGTGATTAGACAAAGATTTAAAGGATTATGTACAGAGTCTGATTATGAAGCCTTTGATGCATCACAAGACGTCAATATAATGGCTTTTGAGGTCGCACTTATGAGGTACTTACTGCTACCTGAGGACTTAATTGAAGATTACATTTTTATCAAGGTCAATCTCTATTCAAAACTTGGAAATTTT</text:p>
      <text:p text:style-name="P4">&gt;SCSMaV Sugarcane striate mosaic-associated virus, complete </text:p>
      <text:p text:style-name="P4">TTTCCATCATGTAGTTCTTGCACGATTTTCTCCATGGGTCCGTTACATAGAAAAGAAGCTGGTCAGTTCACTGCCAGATAATTACTATATACACTCTGGAAAGAACTTTGATCAACTCAATGCTTGGGTTAAGGCAAACAATTTTGTGGGTGAATGCACTGAATCGGATTATGAGGCCTTTGATGCAAGTCAAGATCACTATATACTGGCCTTTGAATTAGCATTAATGAAGTACCTTGGTTTACCCAATGAGTTGATAGAGGACTACAAGTACATTAAGATTCATTTGGGTTCAAAATTGGGTGATTTT</text:p>
      <text:p text:style-name="P4">&gt;YLV Yam latent virus isolate SG1, complete genome</text:p>
      <text:p text:style-name="P4">CTTTCAGCATGCCGTGCTGTGTCGCTTTGCTCCGTACATGAGGTACATTGAAAAGAAAGTGCATGAAGTCCTCCCCTCTAGGTTTTACATACATTCAGGTAAGGGGCTTGATGAGCTTAATGATTGGGTCATCCGTGGAAAGTTCGATGGCCTCTGCACAGAGTCTGATTATGAGGCCTTTGATGCCTCCCAAGATGAATTTATAATGGCCTTTGAACTGGAATTGATGAAATTTTTGGGTGTGCCCCACGGAGTCATAGAGGACTACAAATTCATTAAGACCAGCTTGGGGTCAAAGTTGGGCAACTTT</text:p>
      <text:p text:style-name="P4"><text:bookmark-end text:name="__DdeLink__623_20347598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23:39.199153518</meta:creation-date>
    <dc:date>2019-04-12T16:00:21.812747784</dc:date>
    <meta:editing-duration>PT12M38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6" meta:paragraph-count="84" meta:word-count="199" meta:character-count="14577" meta:non-whitespace-character-count="14460"/>
  </office:meta>
</office:document-meta>
</file>